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0.359cm" table:align="left" fo:keep-with-next="always"/>
    </style:style>
    <style:style style:name="Table1.A" style:family="table-column">
      <style:table-column-properties style:column-width="2.138cm"/>
    </style:style>
    <style:style style:name="Table1.B" style:family="table-column">
      <style:table-column-properties style:column-width="2.406cm"/>
    </style:style>
    <style:style style:name="Table1.C" style:family="table-column">
      <style:table-column-properties style:column-width="3.156cm"/>
    </style:style>
    <style:style style:name="Table1.D" style:family="table-column">
      <style:table-column-properties style:column-width="2.658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0.359cm" table:align="left" fo:keep-with-next="always"/>
    </style:style>
    <style:style style:name="Table2.A" style:family="table-column">
      <style:table-column-properties style:column-width="2.096cm"/>
    </style:style>
    <style:style style:name="Table2.B" style:family="table-column">
      <style:table-column-properties style:column-width="3.595cm"/>
    </style:style>
    <style:style style:name="Table2.C" style:family="table-column">
      <style:table-column-properties style:column-width="1.401cm"/>
    </style:style>
    <style:style style:name="Table2.D" style:family="table-column">
      <style:table-column-properties style:column-width="3.267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Table_20_Heading">
      <style:text-properties style:font-name="Arial" fo:font-size="7pt" style:font-size-asian="7pt" style:font-size-complex="7pt"/>
    </style:style>
    <style:style style:name="P3" style:family="paragraph" style:parent-style-name="Table_20_Contents">
      <style:text-properties style:font-name="Arial" fo:font-size="7pt" style:font-size-asian="7pt" style:font-size-complex="7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aviour Based Design – First Steps...</text:h>
      <text:p text:style-name="Standard"><text:note text:id="ftn8" text:note-class="footnote"><text:note-citation>1</text:note-citation><text:note-body><text:p text:style-name="Footnote">Behaviour is only one way to attack a design. Often design is zooming between overview and detail views of the system.</text:p></text:note-body></text:note>Let's start with a problem that every developer encounters. You build a piece of software, it goes live and all is well. Then one day many moons on and late into the night a problem occurs. No one knows until the next morning. At this point everyone realises that there is a gap in the process. Somehow if this happens again someone needs to be notified. Alarms need to be raised so that the problem can be highlighted and hopefully be resolved.</text:p>
      <text:p text:style-name="Standard">Now obviously, this is such a common requirement that there are already many solutions out there for system monitoring and alarm management. The most pragmatic thing to do is to go out and find the cheapest mature product out there. Create an alarm in its api and deploy this solution into your environment.</text:p>
      <text:p text:style-name="Standard">Now, as an exercise, what if this type of software is discovered not to exist. You have to build<text:note text:id="ftn7" text:note-class="footnote"><text:note-citation>2</text:note-citation><text:note-body><text:p text:style-name="Footnote">Ignoring the problem of the alarm management system failing.</text:p></text:note-body></text:note>. What are the system requirements<text:note text:id="ftn6" text:note-class="footnote"><text:note-citation>3</text:note-citation><text:note-body><text:p text:style-name="Footnote">Only a couple – this is an example after all. Grouping and alarm correlation/derivation are ignored. </text:p></text:note-body></text:note> <text:note text:id="ftn5" text:note-class="footnote"><text:note-citation>4</text:note-citation><text:note-body><text:p text:style-name="Footnote">And ignoring issues such as hardware and power failures on the alarm management system itself.</text:p></text:note-body></text:note>? </text:p>
      <text:list text:style-name="L1">
        <text:list-item>
          <text:p text:style-name="P1">Must be capable of creating an alarm.</text:p>
        </text:list-item>
        <text:list-item>
          <text:p text:style-name="P1">Must be visibly displayed on a shared alarm blotter<text:note text:id="ftn4" text:note-class="footnote"><text:note-citation>5</text:note-citation><text:note-body><text:p text:style-name="Footnote">User inteface for alarm presentation.</text:p></text:note-body></text:note>.</text:p>
        </text:list-item>
        <text:list-item>
          <text:p text:style-name="P1">Must send out some type of notification that an alarm has occurred. The notification must go out to a support person.</text:p>
        </text:list-item>
        <text:list-item>
          <text:p text:style-name="P1">Must be able to escalate the alarm in the case of no reply.</text:p>
        </text:list-item>
        <text:list-item>
          <text:p text:style-name="P1">Should be willing to suppress the alarm while remedial action is taken until the problem is resolved.</text:p>
        </text:list-item>
        <text:list-item>
          <text:p text:style-name="P1">Must send a response ticket back to the source of the alarm.</text:p>
        </text:list-item>
      </text:list>
      <text:p text:style-name="Standard"/>
      <text:p text:style-name="Standard">This system has at least three parts already. Something must be an alarm and something else manages the creation of alarms and something must display the alarms (the blotter).</text:p>
      <text:p text:style-name="Standard"/>
      <text:p text:style-name="Standard">Examining this as a set of events and resulting behaviours and trying to attribute the behaviour to some object gives us as a first t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Event</text:p>
            </table:table-cell>
            <table:table-cell table:style-name="Table1.A1" office:value-type="string">
              <text:p text:style-name="P2">Condition</text:p>
            </table:table-cell>
            <table:table-cell table:style-name="Table1.A1" office:value-type="string">
              <text:p text:style-name="P2">Action</text:p>
            </table:table-cell>
            <table:table-cell table:style-name="Table1.D1" office:value-type="string">
              <text:p text:style-name="P2">Candidate Object</text:p>
            </table:table-cell>
          </table:table-row>
        </table:table-header-rows>
        <table:table-row>
          <table:table-cell table:style-name="Table1.A2" office:value-type="string">
            <text:p text:style-name="P3">New alarm</text:p>
          </table:table-cell>
          <table:table-cell table:style-name="Table1.A2" office:value-type="string">
            <text:p text:style-name="P3">No equivalent alarm found.</text:p>
          </table:table-cell>
          <table:table-cell table:style-name="Table1.A2" office:value-type="string">
            <text:p text:style-name="P3">Add to global blotter.</text:p>
            <text:p text:style-name="P3"/>
            <text:p text:style-name="P3">Do a callout. Find scheduled technician<text:note text:id="ftn3" text:note-class="footnote"><text:note-citation>6</text:note-citation><text:note-body><text:p text:style-name="Footnote">Support engineer, Technician, TechSupport, Operations Engineer, etc. Depends on industry.</text:p></text:note-body></text:note> <text:note text:id="ftn2" text:note-class="footnote"><text:note-citation>7</text:note-citation><text:note-body><text:p text:style-name="Footnote">Ignores geography which would be important in a multi site monitoring and alarm management environment.</text:p></text:note-body></text:note> on call (i.e. The first support contact) and send notification via {email,sms<text:note text:id="ftn1" text:note-class="footnote"><text:note-citation>8</text:note-citation><text:note-body><text:p text:style-name="Footnote">Short Message Service otherwise called texting</text:p></text:note-body></text:note>}</text:p>
          </table:table-cell>
          <table:table-cell table:style-name="Table1.D2" office:value-type="string">
            <text:p text:style-name="P3">Alarm Manager via Source System</text:p>
            <text:p text:style-name="P3"/>
            <text:p text:style-name="P3">creates Alarm</text:p>
            <text:p text:style-name="P3"/>
            <text:p text:style-name="P3">and Blotter</text:p>
          </table:table-cell>
        </table:table-row>
        <table:table-row>
          <table:table-cell table:style-name="Table1.A2" office:value-type="string">
            <text:p text:style-name="P3">Timeout waiting for reply</text:p>
          </table:table-cell>
          <table:table-cell table:style-name="Table1.A2" office:value-type="string">
            <text:p text:style-name="P3">Other means of contacting current support contact</text:p>
          </table:table-cell>
          <table:table-cell table:style-name="Table1.A2" office:value-type="string">
            <text:p text:style-name="P3">Send notification to technician on call via alternate communications {pager, phone call}.</text:p>
            <text:p text:style-name="P3"/>
            <text:p text:style-name="P3">Set timeout duration dependent on urgency of alarm.</text:p>
          </table:table-cell>
          <table:table-cell table:style-name="Table1.D2" office:value-type="string">
            <text:p text:style-name="P3">Alarm, Scheduler/Clock for timeout and User (i.e. the support contact).</text:p>
            <text:p text:style-name="P3"/>
            <text:p text:style-name="P3">Some sort of Notification part – maybe more than one to handle the different types of communications channels.</text:p>
          </table:table-cell>
        </table:table-row>
        <table:table-row>
          <table:table-cell table:style-name="Table1.A2" office:value-type="string">
            <text:p text:style-name="P3">Timeout waiting for reply</text:p>
          </table:table-cell>
          <table:table-cell table:style-name="Table1.A2" office:value-type="string">
            <text:p text:style-name="P3">No other means of contacting current support contact</text:p>
          </table:table-cell>
          <table:table-cell table:style-name="Table1.A2" office:value-type="string">
            <text:p text:style-name="P3">Escalate request to supervisor<text:note text:id="ftn0" text:note-class="footnote"><text:note-citation>9</text:note-citation><text:note-body><text:p text:style-name="Footnote">Escalation could be done in a different form. We could hold an intelligent list of contacts that are escalated through.</text:p></text:note-body></text:note> <text:s/>of technician on call. Supervisor is now current support contact.</text:p>
            <text:p text:style-name="P3"/>
            <text:p text:style-name="P3">Set timeout duration dependent on urgency of alarm.</text:p>
          </table:table-cell>
          <table:table-cell table:style-name="Table1.D2" office:value-type="string">
            <text:p text:style-name="P3">User (the supervisor).</text:p>
            <text:p text:style-name="P3"/>
            <text:p text:style-name="P3">Alarm, Clock</text:p>
          </table:table-cell>
        </table:table-row>
        <table:table-row>
          <table:table-cell table:style-name="Table1.A2" office:value-type="string">
            <text:p text:style-name="P3">Manual Handover</text:p>
          </table:table-cell>
          <table:table-cell table:style-name="Table1.A2" office:value-type="string">
            <text:p text:style-name="P3"/>
          </table:table-cell>
          <table:table-cell table:style-name="Table1.A2" office:value-type="string">
            <text:p text:style-name="P3">Handover to another support engineer. This engineer is probably on same shift as initial contact. </text:p>
            <text:p text:style-name="P3"/>
            <text:p text:style-name="P3">Can be against blotter. Or as an email response?</text:p>
          </table:table-cell>
          <table:table-cell table:style-name="Table1.D2" office:value-type="string">
            <text:p text:style-name="P3">Alarm, Blotter. </text:p>
            <text:p text:style-name="P3"/>
            <text:p text:style-name="P3">If email response – then some sort of Email reader would be necessary.</text:p>
            <text:p text:style-name="P3"/>
            <text:p text:style-name="P3"/>
          </table:table-cell>
        </table:table-row>
        <table:table-row>
          <table:table-cell table:style-name="Table1.A2" office:value-type="string">
            <text:p text:style-name="P3">Accept alarm</text:p>
          </table:table-cell>
          <table:table-cell table:style-name="Table1.A2" office:value-type="string">
            <text:p text:style-name="P3"/>
          </table:table-cell>
          <table:table-cell table:style-name="Table1.A2" office:value-type="string">
            <text:p text:style-name="P3">Move from global blotter to support contact's blotter.</text:p>
          </table:table-cell>
          <table:table-cell table:style-name="Table1.D2" office:value-type="string">
            <text:p text:style-name="P3">Alarm, Blotter</text:p>
          </table:table-cell>
        </table:table-row>
        <table:table-row>
          <table:table-cell table:style-name="Table1.A2" office:value-type="string">
            <text:p text:style-name="P3">Suppress alarm</text:p>
          </table:table-cell>
          <table:table-cell table:style-name="Table1.A2" office:value-type="string">
            <text:p text:style-name="P3"/>
          </table:table-cell>
          <table:table-cell table:style-name="Table1.A2" office:value-type="string">
            <text:p text:style-name="P3">Stop any flashing on blotter.</text:p>
            <text:p text:style-name="P3"/>
            <text:p text:style-name="P3">Set timeout duration dependent on urgency of alarm.</text:p>
          </table:table-cell>
          <table:table-cell table:style-name="Table1.D2" office:value-type="string">
            <text:p text:style-name="P3">Alarm, Blotter</text:p>
          </table:table-cell>
        </table:table-row>
        <table:table-row>
          <table:table-cell table:style-name="Table1.A2" office:value-type="string">
            <text:p text:style-name="P3">Timeout waiting for resolution</text:p>
          </table:table-cell>
          <table:table-cell table:style-name="Table1.A2" office:value-type="string">
            <text:p text:style-name="P3"/>
          </table:table-cell>
          <table:table-cell table:style-name="Table1.A2" office:value-type="string">
            <text:p text:style-name="P3">Flash alarm in blotter.</text:p>
          </table:table-cell>
          <table:table-cell table:style-name="Table1.D2" office:value-type="string">
            <text:p text:style-name="P3">Alarm, Clock, Blotter</text:p>
          </table:table-cell>
        </table:table-row>
        <table:table-row>
          <table:table-cell table:style-name="Table1.A2" office:value-type="string">
            <text:p text:style-name="P3">Manual Escalation</text:p>
          </table:table-cell>
          <table:table-cell table:style-name="Table1.A2" office:value-type="string">
            <text:p text:style-name="P3"/>
          </table:table-cell>
          <table:table-cell table:style-name="Table1.A2" office:value-type="string">
            <text:p text:style-name="P3">Escalate to higher level support engineer.</text:p>
          </table:table-cell>
          <table:table-cell table:style-name="Table1.D2" office:value-type="string">
            <text:p text:style-name="P3">Alarm, User</text:p>
          </table:table-cell>
        </table:table-row>
        <table:table-row>
          <table:table-cell table:style-name="Table1.A2" office:value-type="string">
            <text:p text:style-name="P3">Problem resolved</text:p>
          </table:table-cell>
          <table:table-cell table:style-name="Table1.A2" office:value-type="string">
            <text:p text:style-name="P3"/>
          </table:table-cell>
          <table:table-cell table:style-name="Table1.A2" office:value-type="string">
            <text:p text:style-name="P3">Move to closed alarms blotter.</text:p>
            <text:p text:style-name="P3"/>
            <text:p text:style-name="P3">Send response to originating system.</text:p>
          </table:table-cell>
          <table:table-cell table:style-name="Table1.D2" office:value-type="string">
            <text:p text:style-name="P3">Alarm, User, Source System</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
      <text:p text:style-name="Table">Table <text:sequence text:ref-name="refTable0" text:name="Table" text:formula="ooow:Table+1" style:num-format="1">1</text:sequence>: System Events</text:p>
      <text:p text:style-name="Standard"/>
      <text:p text:style-name="Standard">Alarm seems to be the centre of attention here – so lets drill in and focus on what an alarm 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Event</text:p>
            </table:table-cell>
            <table:table-cell table:style-name="Table2.A1" office:value-type="string">
              <text:p text:style-name="P2">Condition</text:p>
            </table:table-cell>
            <table:table-cell table:style-name="Table2.A1" office:value-type="string">
              <text:p text:style-name="P2">Action</text:p>
            </table:table-cell>
            <table:table-cell table:style-name="Table2.D1" office:value-type="string">
              <text:p text:style-name="P2">Possible State</text:p>
            </table:table-cell>
          </table:table-row>
        </table:table-header-rows>
        <table:table-row>
          <table:table-cell table:style-name="Table2.A2" office:value-type="string">
            <text:p text:style-name="P3">New alarm</text:p>
          </table:table-cell>
          <table:table-cell table:style-name="Table2.A2" office:value-type="string">
            <text:p text:style-name="P3">Alarm is not active</text:p>
          </table:table-cell>
          <table:table-cell table:style-name="Table2.A2" office:value-type="string">
            <text:p text:style-name="P3">Do some action...</text:p>
          </table:table-cell>
          <table:table-cell table:style-name="Table2.D2" office:value-type="string">
            <text:p text:style-name="P3">InActive</text:p>
          </table:table-cell>
        </table:table-row>
        <table:table-row>
          <table:table-cell table:style-name="Table2.A2" office:value-type="string">
            <text:p text:style-name="P3">Timeout waiting for reply</text:p>
          </table:table-cell>
          <table:table-cell table:style-name="Table2.A2" office:value-type="string">
            <text:p text:style-name="P3">Alarm is active</text:p>
          </table:table-cell>
          <table:table-cell table:style-name="Table2.A2" office:value-type="string">
            <text:p text:style-name="P3"/>
          </table:table-cell>
          <table:table-cell table:style-name="Table2.D2" office:value-type="string">
            <text:p text:style-name="P3">Active</text:p>
          </table:table-cell>
        </table:table-row>
        <table:table-row>
          <table:table-cell table:style-name="Table2.A2" office:value-type="string">
            <text:p text:style-name="P3">Accept alarm</text:p>
          </table:table-cell>
          <table:table-cell table:style-name="Table2.A2" office:value-type="string">
            <text:p text:style-name="P3">Alarm is active</text:p>
            <text:p text:style-name="P3">Alarm not accepted</text:p>
          </table:table-cell>
          <table:table-cell table:style-name="Table2.A2" office:value-type="string">
            <text:p text:style-name="P3"/>
          </table:table-cell>
          <table:table-cell table:style-name="Table2.D2" office:value-type="string">
            <text:p text:style-name="P3">Active_NotAccepted</text:p>
          </table:table-cell>
        </table:table-row>
        <table:table-row>
          <table:table-cell table:style-name="Table2.A2" office:value-type="string">
            <text:p text:style-name="P3">Suppress alarm</text:p>
          </table:table-cell>
          <table:table-cell table:style-name="Table2.A2" office:value-type="string">
            <text:p text:style-name="P3">Alarm is active</text:p>
            <text:p text:style-name="P3">Alarm is accepted</text:p>
            <text:p text:style-name="P3">Alarm not suppressed</text:p>
          </table:table-cell>
          <table:table-cell table:style-name="Table2.A2" office:value-type="string">
            <text:p text:style-name="P3"/>
          </table:table-cell>
          <table:table-cell table:style-name="Table2.D2" office:value-type="string">
            <text:p text:style-name="P3">Active_Accepted_NotSuppressed</text:p>
          </table:table-cell>
        </table:table-row>
        <table:table-row>
          <table:table-cell table:style-name="Table2.A2" office:value-type="string">
            <text:p text:style-name="P3">Timeout waiting for resolution</text:p>
          </table:table-cell>
          <table:table-cell table:style-name="Table2.A2" office:value-type="string">
            <text:p text:style-name="P3">Alarm is active</text:p>
            <text:p text:style-name="P3">Alarm is accepted</text:p>
            <text:p text:style-name="P3">Alarm is suppressed</text:p>
          </table:table-cell>
          <table:table-cell table:style-name="Table2.A2" office:value-type="string">
            <text:p text:style-name="P3"/>
          </table:table-cell>
          <table:table-cell table:style-name="Table2.D2" office:value-type="string">
            <text:p text:style-name="P3">Active_Accepted_Suppressed</text:p>
          </table:table-cell>
        </table:table-row>
        <table:table-row>
          <table:table-cell table:style-name="Table2.A2" office:value-type="string">
            <text:p text:style-name="P3">Problem resolved</text:p>
          </table:table-cell>
          <table:table-cell table:style-name="Table2.A2" office:value-type="string">
            <text:p text:style-name="P3">Alarm is active</text:p>
            <text:p text:style-name="P3">Alarm is accepted</text:p>
          </table:table-cell>
          <table:table-cell table:style-name="Table2.A2" office:value-type="string">
            <text:p text:style-name="P3"/>
          </table:table-cell>
          <table:table-cell table:style-name="Table2.D2" office:value-type="string">
            <text:p text:style-name="P3">Active_Accepted</text:p>
          </table: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
      <text:p text:style-name="Table">Table <text:sequence text:ref-name="refTable1" text:name="Table" text:formula="ooow:Table+1" style:num-format="1">2</text:sequence>: Alarm events and "truth conditions"</text:p>
      <text:p text:style-name="Standard"/>
      <text:p text:style-name="Standard">Note that what I emphasised here was the “truth conditions” which indicate when it is acceptable to respond to a certain event (the events were taken from the system events in table 1). These conditions repeat across the various events ans thus form the default states for the alarm object. I have also shown possible state names. </text:p>
      <text:p text:style-name="Standard">At this point we have defined the behaviour of an alarm management system based on the events the system should respond to as well as some of the actions necessary for alarm management and then attributed that behaviour to a number of objects within the system. One object in particular stood out – the alarm – so I took that and defined the events that the object must respond to and under what conditions (and thus states) those events make sense.</text:p>
      <text:p text:style-name="Standard">In short this starting design session has used behaviour to divide a problem domain into objects that can interact to provide a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6-09T17:24:24</meta:creation-date>
    <dc:date>2006-06-11T01:49:39</dc:date>
    <dc:language>en-GB</dc:language>
    <meta:editing-cycles>381</meta:editing-cycles>
    <meta:editing-duration>P1DT8H25M21S</meta:editing-duration>
    <meta:user-defined meta:name="Info 1"/>
    <meta:user-defined meta:name="Info 2"/>
    <meta:user-defined meta:name="Info 3"/>
    <meta:user-defined meta:name="Info 4"/>
    <meta:document-statistic meta:table-count="2" meta:image-count="0" meta:object-count="0" meta:page-count="3" meta:paragraph-count="101" meta:word-count="922" meta:character-count="5585"/>
  </office:meta>
</office:document-meta>
</file>